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208in" table:align="left"/>
    </style:style>
    <style:style style:name="Table1.A" style:family="table-column">
      <style:table-column-properties style:column-width="1.5493in"/>
    </style:style>
    <style:style style:name="Table1.B" style:family="table-column">
      <style:table-column-properties style:column-width="3.0389in"/>
    </style:style>
    <style:style style:name="Table1.C" style:family="table-column">
      <style:table-column-properties style:column-width="2.1326in"/>
    </style:style>
    <style:style style:name="Table1.A1" style:family="table-cell">
      <style:table-cell-properties style:vertical-align="middle" fo:padding="0.0694in" fo:border="0.75pt solid #000000"/>
    </style:style>
    <style:style style:name="P1" style:family="paragraph" style:parent-style-name="Heading_20_2">
      <style:text-properties style:font-name="Google Sans"/>
    </style:style>
    <style:style style:name="P2" style:family="paragraph" style:parent-style-name="Heading_20_2">
      <style:paragraph-properties fo:margin-top="0in" fo:margin-bottom="0.0972in" style:contextual-spacing="false" fo:line-height="114%"/>
      <style:text-properties style:font-name="Google Sans"/>
    </style:style>
    <style:style style:name="P3" style:family="paragraph" style:parent-style-name="Heading_20_3">
      <style:paragraph-properties fo:margin-top="0in" fo:margin-bottom="0.0972in" style:contextual-spacing="false" fo:line-height="114%"/>
      <style:text-properties style:font-name="Google Sans"/>
    </style:style>
    <style:style style:name="P4" style:family="paragraph" style:parent-style-name="Heading_20_3">
      <style:paragraph-properties fo:margin-left="0.3937in" fo:margin-right="0.3937in" fo:margin-top="0in" fo:margin-bottom="0.1965in" style:contextual-spacing="false" fo:line-height="114%" fo:text-indent="0in" style:auto-text-indent="false"/>
    </style:style>
    <style:style style:name="P5" style:family="paragraph" style:parent-style-name="Table_20_Contents">
      <style:paragraph-properties fo:margin-top="0in" fo:margin-bottom="0in" style:contextual-spacing="false" fo:line-height="114%"/>
    </style:style>
    <style:style style:name="P6" style:family="paragraph" style:parent-style-name="Quotations">
      <style:paragraph-properties fo:margin-top="0in" fo:margin-bottom="0.1965in" style:contextual-spacing="false" fo:line-height="114%"/>
      <style:text-properties style:font-name="Google Sans Text"/>
    </style:style>
    <style:style style:name="P7" style:family="paragraph" style:parent-style-name="Table_20_Contents">
      <style:paragraph-properties fo:margin-top="0in" fo:margin-bottom="0.0972in" style:contextual-spacing="false" fo:line-height="114%"/>
      <style:text-properties style:font-name="Google Sans Text"/>
    </style:style>
    <style:style style:name="P8" style:family="paragraph" style:parent-style-name="Text_20_body">
      <style:paragraph-properties fo:margin-top="0in" fo:margin-bottom="0.0972in" style:contextual-spacing="false" fo:line-height="114%"/>
      <style:text-properties style:font-name="Google Sans Text"/>
    </style:style>
    <style:style style:name="P9" style:family="paragraph" style:parent-style-name="Quotations">
      <style:paragraph-properties fo:margin-top="0in" fo:margin-bottom="0.1965in" style:contextual-spacing="false" fo:line-height="114%"/>
      <style:text-properties style:font-name="Google Sans Text" fo:font-weight="bold"/>
    </style:style>
    <style:style style:name="P10" style:family="paragraph" style:parent-style-name="Table_20_Contents">
      <style:paragraph-properties fo:margin-top="0in" fo:margin-bottom="0.0972in" style:contextual-spacing="false" fo:line-height="114%"/>
      <style:text-properties style:font-name="Google Sans Text" fo:font-weight="bold"/>
    </style:style>
    <style:style style:name="P11" style:family="paragraph" style:parent-style-name="Table_20_Contents">
      <style:paragraph-properties fo:margin-top="0in" fo:margin-bottom="0.0972in" style:contextual-spacing="false" fo:line-height="114%"/>
      <style:text-properties style:font-name="Google Sans Text" fo:font-style="italic"/>
    </style:style>
    <style:style style:name="P12" style:family="paragraph" style:parent-style-name="Heading_20_1">
      <style:paragraph-properties fo:margin-left="0.4165in" fo:margin-right="0.4165in" fo:margin-top="0in" fo:margin-bottom="0.083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23pt" fo:font-style="normal" style:text-underline-style="none" fo:font-weight="bold" style:text-blinking="false" fo:background-color="transparent"/>
    </style:style>
    <style:style style:name="P13" style:family="paragraph" style:parent-style-name="Heading_20_2">
      <style:paragraph-properties fo:margin-left="0.4165in" fo:margin-right="0.4165in" fo:margin-top="0in" fo:margin-bottom="0.055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7pt" fo:font-style="normal" style:text-underline-style="none" fo:font-weight="bold" style:text-blinking="false" fo:background-color="transparent"/>
    </style:style>
    <style:style style:name="P14" style:family="paragraph" style:parent-style-name="Heading_20_3">
      <style:paragraph-properties fo:margin-left="0.4165in" fo:margin-right="0.4165in" fo:margin-top="0in" fo:margin-bottom="0.055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15" style:family="paragraph" style:parent-style-name="Quotations" style:list-style-name="L6">
      <style:paragraph-properties fo:margin-top="0in" fo:margin-bottom="0.1965in" style:contextual-spacing="false" fo:line-height="114%" fo:padding="0in" fo:border="none"/>
      <style:text-properties style:font-name="Google Sans Text"/>
    </style:style>
    <style:style style:name="P16" style:family="paragraph" style:parent-style-name="Quotations" style:list-style-name="L8">
      <style:paragraph-properties fo:margin-top="0in" fo:margin-bottom="0.1965in" style:contextual-spacing="false" fo:line-height="114%" fo:padding="0in" fo:border="none"/>
      <style:text-properties style:font-name="Google Sans Text"/>
    </style:style>
    <style:style style:name="P17" style:family="paragraph" style:parent-style-name="Table_20_Contents">
      <style:paragraph-properties fo:margin-left="0.4165in" fo:margin-right="0.4165in" fo:margin-top="0in" fo:margin-bottom="0.333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8" style:family="paragraph" style:parent-style-name="Table_20_Contents">
      <style:paragraph-properties fo:margin-left="0.4165in" fo:margin-right="0.4165in" fo:margin-top="0in" fo:margin-bottom="0.333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20" style:family="paragraph" style:parent-style-name="Text_20_body" style:list-style-name="L2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21" style:family="paragraph" style:parent-style-name="Text_20_body" style:list-style-name="L3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22" style:family="paragraph" style:parent-style-name="Text_20_body" style:list-style-name="L4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23" style:family="paragraph" style:parent-style-name="Text_20_body" style:list-style-name="L5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24" style:family="paragraph" style:parent-style-name="Text_20_body" style:list-style-name="L7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25" style:family="paragraph" style:parent-style-name="Text_20_body" style:list-style-name="L1">
      <style:paragraph-properties fo:margin-top="0in" fo:margin-bottom="0.0972in" style:contextual-spacing="false" fo:line-height="114%" fo:padding="0in" fo:border="none"/>
      <style:text-properties style:font-name="Google Sans Text" fo:font-weight="bold"/>
    </style:style>
    <style:style style:name="P26" style:family="paragraph" style:parent-style-name="Text_20_body" style:list-style-name="L2">
      <style:paragraph-properties fo:margin-top="0in" fo:margin-bottom="0.0972in" style:contextual-spacing="false" fo:line-height="114%" fo:padding="0in" fo:border="none"/>
      <style:text-properties style:font-name="Google Sans Text" fo:font-weight="bold"/>
    </style:style>
    <style:style style:name="P27" style:family="paragraph" style:parent-style-name="Text_20_body" style:list-style-name="L3">
      <style:paragraph-properties fo:margin-top="0in" fo:margin-bottom="0.0972in" style:contextual-spacing="false" fo:line-height="114%" fo:padding="0in" fo:border="none"/>
      <style:text-properties style:font-name="Google Sans Text" fo:font-weight="bold"/>
    </style:style>
    <style:style style:name="P28" style:family="paragraph" style:parent-style-name="Text_20_body" style:list-style-name="L4">
      <style:paragraph-properties fo:margin-top="0in" fo:margin-bottom="0.0972in" style:contextual-spacing="false" fo:line-height="114%" fo:padding="0in" fo:border="none"/>
      <style:text-properties style:font-name="Google Sans Text" fo:font-weight="bold"/>
    </style:style>
    <style:style style:name="P29" style:family="paragraph" style:parent-style-name="Text_20_body" style:list-style-name="L7">
      <style:paragraph-properties fo:margin-top="0in" fo:margin-bottom="0.0972in" style:contextual-spacing="false" fo:line-height="114%" fo:padding="0in" fo:border="none"/>
      <style:text-properties style:font-name="Google Sans Text" fo:font-weight="bold"/>
    </style:style>
    <style:style style:name="P30" style:family="paragraph" style:parent-style-name="Text_20_body">
      <style:paragraph-properties fo:margin-top="0in" fo:margin-bottom="0.1665in" style:contextual-spacing="false" fo:line-height="138%" style:writing-mode="lr-tb"/>
      <style:text-properties fo:font-weight="normal"/>
    </style:style>
    <style:style style:name="P31" style:family="paragraph" style:parent-style-name="Text_20_body">
      <style:paragraph-properties fo:margin-top="0in" fo:margin-bottom="0.166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14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17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9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5" style:family="paragraph" style:parent-style-name="Text_20_body" style:list-style-name="L9">
      <loext:graphic-properties draw:fill="none" draw:fill-color="#ffffff"/>
      <style:paragraph-properties fo:margin-top="0in" fo:margin-bottom="0.1665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6" style:family="paragraph" style:parent-style-name="Text_20_body" style:list-style-name="L10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7" style:family="paragraph" style:parent-style-name="Text_20_body" style:list-style-name="L10">
      <loext:graphic-properties draw:fill="none" draw:fill-color="#ffffff"/>
      <style:paragraph-properties fo:margin-top="0in" fo:margin-bottom="0.1665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8" style:family="paragraph" style:parent-style-name="Text_20_body" style:list-style-name="L1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9" style:family="paragraph" style:parent-style-name="Text_20_body" style:list-style-name="L11">
      <loext:graphic-properties draw:fill="none" draw:fill-color="#ffffff"/>
      <style:paragraph-properties fo:margin-top="0in" fo:margin-bottom="0.1665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0" style:family="paragraph" style:parent-style-name="Text_20_body" style:list-style-name="L12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1" style:family="paragraph" style:parent-style-name="Text_20_body" style:list-style-name="L12">
      <loext:graphic-properties draw:fill="none" draw:fill-color="#ffffff"/>
      <style:paragraph-properties fo:margin-top="0in" fo:margin-bottom="0.1665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2" style:family="paragraph" style:parent-style-name="Text_20_body" style:list-style-name="L1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3" style:family="paragraph" style:parent-style-name="Text_20_body" style:list-style-name="L13">
      <loext:graphic-properties draw:fill="none" draw:fill-color="#ffffff"/>
      <style:paragraph-properties fo:margin-top="0in" fo:margin-bottom="0.1665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4" style:family="paragraph" style:parent-style-name="Text_20_body" style:list-style-name="L14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5" style:family="paragraph" style:parent-style-name="Text_20_body" style:list-style-name="L14">
      <loext:graphic-properties draw:fill="none" draw:fill-color="#ffffff"/>
      <style:paragraph-properties fo:margin-top="0in" fo:margin-bottom="0.1665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6" style:family="paragraph" style:parent-style-name="Text_20_body" style:list-style-name="L15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7" style:family="paragraph" style:parent-style-name="Text_20_body" style:list-style-name="L15">
      <loext:graphic-properties draw:fill="none" draw:fill-color="#ffffff"/>
      <style:paragraph-properties fo:margin-top="0in" fo:margin-bottom="0.1665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8" style:family="paragraph" style:parent-style-name="Text_20_body" style:list-style-name="L16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9" style:family="paragraph" style:parent-style-name="Text_20_body" style:list-style-name="L16">
      <loext:graphic-properties draw:fill="none" draw:fill-color="#ffffff"/>
      <style:paragraph-properties fo:margin-top="0in" fo:margin-bottom="0.1665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0" style:family="paragraph" style:parent-style-name="Text_20_body" style:list-style-name="L17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1" style:family="paragraph" style:parent-style-name="Text_20_body" style:list-style-name="L17">
      <loext:graphic-properties draw:fill="none" draw:fill-color="#ffffff"/>
      <style:paragraph-properties fo:margin-top="0in" fo:margin-bottom="0.1665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2" style:family="paragraph" style:parent-style-name="Text_20_body" style:list-style-name="L16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3" style:family="paragraph" style:parent-style-name="Text_20_body" style:list-style-name="L17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T1" style:family="text">
      <style:text-properties fo:font-weight="bold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style:font-name="Google Sans Text"/>
    </style:style>
    <style:style style:name="T4" style:family="text">
      <style:text-properties style:font-name="Google Sans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bookmark text:name="docs-internal-guid-370b3c3c-7fff-9873-a2ad-7aacf8abbf88"/>MRD: Aegis Gardner (Project: "The Mule")</text:h>
      <text:p text:style-name="P30"><text:span text:style-name="T6">Version:</text:span><text:span text:style-name="T7"> </text:span><text:span text:style-name="T5">1.4 (Integrated Mechanical Protocols &amp; Audio Reflex)</text:span></text:p>
      <text:p text:style-name="P30"><text:span text:style-name="T6">Status:</text:span><text:span text:style-name="T7"> </text:span><text:span text:style-name="T5">Product Development Phase</text:span></text:p>
      <text:h text:style-name="P13" text:outline-level="2">1. Executive Summary</text:h>
      <text:p text:style-name="P31">The Aegis Gardner platform, "The Mule," is an autonomous "Estate Assistant" designed for heavy-duty hauling and precision yard maintenance.</text:p>
      <text:p text:style-name="P31">The architecture is modular and Intelligence-First. Key differentiators include centimeter-level navigation via a 915MHz RTK link, high-bandwidth WiFi backhaul via an ESP32 bridge, and a hard-wired safety layer that can override the AI Brain via direct sensor feedback.</text:p>
      <text:p text:style-name="P30"><text:span text:style-name="T6">Scale of Operation:</text:span><text:span text:style-name="T7"> </text:span><text:span text:style-name="T5">Optimized for properties up to </text:span><text:span text:style-name="T6">2 acres</text:span><text:span text:style-name="T7"> </text:span><text:span text:style-name="T5">, maintaining full load capacity on inclines up to </text:span><text:span text:style-name="T6">10%</text:span><text:span text:style-name="T5">.</text:span></text:p>
      <text:h text:style-name="P13" text:outline-level="2">2. Phased Development &amp; Feature Roadmap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Feature</text:p>
          </table:table-cell>
          <table:table-cell table:style-name="Table1.A1" office:value-type="string">
            <text:p text:style-name="P17">Base Platform (V1)</text:p>
          </table:table-cell>
          <table:table-cell table:style-name="Table1.A1" office:value-type="string">
            <text:p text:style-name="P17">Heavy-Duty Tier (V2)</text:p>
          </table:table-cell>
        </table:table-row>
        <table:table-row>
          <table:table-cell table:style-name="Table1.A1" office:value-type="string">
            <text:p text:style-name="P17">Navigation</text:p>
          </table:table-cell>
          <table:table-cell table:style-name="Table1.A1" office:value-type="string">
            <text:p text:style-name="P18">RTK-GNSS + 915MHz Link + SLAM (Named Locations)</text:p>
          </table:table-cell>
          <table:table-cell table:style-name="Table1.A1" office:value-type="string">
            <text:p text:style-name="P18">RTK-GNSS + Optional VSLAM</text:p>
          </table:table-cell>
        </table:table-row>
        <table:table-row>
          <table:table-cell table:style-name="Table1.A1" office:value-type="string">
            <text:p text:style-name="P17">Obstacle Detection</text:p>
          </table:table-cell>
          <table:table-cell table:style-name="Table1.A1" office:value-type="string">
            <text:p text:style-name="P18">2D LiDAR (10" height) + Ultrasonics + 1080p Video</text:p>
          </table:table-cell>
          <table:table-cell table:style-name="Table1.A1" office:value-type="string">
            <text:p text:style-name="P18">3D LiDAR + Vision Fusion</text:p>
          </table:table-cell>
        </table:table-row>
        <table:table-row>
          <table:table-cell table:style-name="Table1.A1" office:value-type="string">
            <text:p text:style-name="P17">Connectivity</text:p>
          </table:table-cell>
          <table:table-cell table:style-name="Table1.A1" office:value-type="string">
            <text:p text:style-name="P18">ESP32 WiFi (Backhaul) + 915MHz (Nav)</text:p>
          </table:table-cell>
          <table:table-cell table:style-name="Table1.A1" office:value-type="string">
            <text:p text:style-name="P18">Unified Industrial Long-Range <text:soft-page-break/>Mesh</text:p>
          </table:table-cell>
        </table:table-row>
        <table:table-row>
          <table:table-cell table:style-name="Table1.A1" office:value-type="string">
            <text:p text:style-name="P17">Towing Capacity</text:p>
          </table:table-cell>
          <table:table-cell table:style-name="Table1.A1" office:value-type="string">
            <text:p text:style-name="P18">250 lbs (Threshold)</text:p>
          </table:table-cell>
          <table:table-cell table:style-name="Table1.A1" office:value-type="string">
            <text:p text:style-name="P18">500 lbs (Obj)</text:p>
          </table:table-cell>
        </table:table-row>
        <table:table-row>
          <table:table-cell table:style-name="Table1.A1" office:value-type="string">
            <text:p text:style-name="P17">Utility</text:p>
          </table:table-cell>
          <table:table-cell table:style-name="Table1.A1" office:value-type="string">
            <text:p text:style-name="P18">Zone Mowing, Hauling &amp; "Follow-Me" (5ft fixed)</text:p>
          </table:table-cell>
          <table:table-cell table:style-name="Table1.A1" office:value-type="string">
            <text:p text:style-name="P18">Robotic Arm / Multi-Tool Support</text:p>
          </table:table-cell>
        </table:table-row>
      </table:table>
      <text:h text:style-name="P13" text:outline-level="2">3. Detailed Technical Requirements</text:h>
      <text:h text:style-name="P14" text:outline-level="3">3.1 Connectivity &amp; Infrastructure</text:h>
      <text:list xml:id="list1316934634" text:style-name="L9">
        <text:list-item>
          <text:p text:style-name="P34"><text:span text:style-name="T2">Primary Backhaul (ESP32 WiFi):</text:span><text:span text:style-name="T8"> Serves as the high-speed 2.4GHz link for system logs and compressed 1080p video telemetry.</text:span></text:p>
        </text:list-item>
        <text:list-item>
          <text:p text:style-name="P35"><text:span text:style-name="T2">Navigation Sub-Link (915MHz):</text:span><text:span text:style-name="T8"> Dedicated long-range radio providing RTCM corrections directly to the ZED-F9R rover module.</text:span></text:p>
        </text:list-item>
      </text:list>
      <text:h text:style-name="P14" text:outline-level="3">3.2 Positioning: RTK-GNSS &amp; "Perfect Edge"</text:h>
      <text:list xml:id="list3518040621" text:style-name="L10">
        <text:list-item>
          <text:p text:style-name="P36"><text:span text:style-name="T2">Requirement:</text:span><text:span text:style-name="T8"> Achieve </text:span><text:span text:style-name="T2">2.5cm horizontal precision</text:span><text:span text:style-name="T8"> for boundary edging and fine-motor tasks.</text:span></text:p>
        </text:list-item>
        <text:list-item>
          <text:p text:style-name="P36"><text:span text:style-name="T2">Implementation:</text:span><text:span text:style-name="T8"> Dual-band RTK receiver.</text:span></text:p>
        </text:list-item>
        <text:list-item>
          <text:p text:style-name="P37"><text:span text:style-name="T2">Location Memory:</text:span><text:span text:style-name="T8"> System must utilize SLAM to support named-location navigation, allowing users to command specific destinations (e.g., "Go to Shed," "Dock").</text:span></text:p>
        </text:list-item>
      </text:list>
      <text:h text:style-name="P14" text:outline-level="3">3.3 Power &amp; Endurance</text:h>
      <text:list xml:id="list2292793275" text:style-name="L11">
        <text:list-item>
          <text:p text:style-name="P38"><text:span text:style-name="T2">Battery Endurance (Mowing):</text:span><text:span text:style-name="T8"> Minimum </text:span><text:span text:style-name="T2">4 hours</text:span><text:span text:style-name="T8"> continuous operation.</text:span></text:p>
        </text:list-item>
        <text:list-item>
          <text:p text:style-name="P38"><text:span text:style-name="T2">Battery Endurance (Hauling):</text:span><text:span text:style-name="T8"> Minimum </text:span><text:span text:style-name="T2">2 hours</text:span><text:span text:style-name="T8"> continuous operation carrying 250 lbs on flat terrain.</text:span></text:p>
        </text:list-item>
        <text:list-item>
          <text:p text:style-name="P39"><text:span text:style-name="T2">Audio Power Optimization:</text:span><text:span text:style-name="T8"> To preserve battery and reduce signal noise, the microphone array must </text:span><text:span text:style-name="T2">automatically disable</text:span><text:span text:style-name="T8"> when high-draw motors (mowing blades) are active.</text:span></text:p>
        </text:list-item>
      </text:list>
      <text:h text:style-name="P14" text:outline-level="3">3.4 User Interface: Voice &amp; Vision</text:h>
      <text:list xml:id="list2896518714" text:style-name="L12">
        <text:list-item>
          <text:p text:style-name="P40"><text:span text:style-name="T2">Voice Interface:</text:span><text:span text:style-name="T8"> Integrated multi-microphone array supporting wake-word activation and NLP for location-based commands.</text:span></text:p>
        </text:list-item>
        <text:list-item>
          <text:p text:style-name="P41"><text:soft-page-break/><text:span text:style-name="T2">Follow-Me Feature:</text:span><text:span text:style-name="T8"> Uses the 1080p passive vision layer for human classification. The system will maintain a fixed following distance of </text:span><text:span text:style-name="T2">5 feet</text:span><text:span text:style-name="T8">.</text:span></text:p>
        </text:list-item>
      </text:list>
      <text:h text:style-name="P13" text:outline-level="2">4. Hardware Architecture &amp; Safety Authority</text:h>
      <text:h text:style-name="P14" text:outline-level="3">4.1 The Cognitive Layer (NVIDIA Jetson Orin Nano)</text:h>
      <text:list xml:id="list3411916144" text:style-name="L13">
        <text:list-item>
          <text:p text:style-name="P42"><text:span text:style-name="T2">Role:</text:span><text:span text:style-name="T8"> Handles high-level path planning, SLAM, and Vision AI processing.</text:span></text:p>
        </text:list-item>
        <text:list-item>
          <text:p text:style-name="P43"><text:span text:style-name="T2">Constraint:</text:span><text:span text:style-name="T8"> Receives LiDAR and Nav data for path planning but has </text:span><text:span text:style-name="T2">no authority</text:span><text:span text:style-name="T8"> to override the ESP32's safety state.</text:span></text:p>
        </text:list-item>
      </text:list>
      <text:h text:style-name="P14" text:outline-level="3">4.2 The Reflex Layer (ESP32 - Master Safety Controller)</text:h>
      <text:list xml:id="list316612464" text:style-name="L14">
        <text:list-item>
          <text:p text:style-name="P44"><text:span text:style-name="T2">Requirement:</text:span><text:span text:style-name="T8"> The ESP32 serves as the master safety watchdog with </text:span><text:span text:style-name="T2">direct physical authority</text:span><text:span text:style-name="T8"> over the motor controllers.</text:span></text:p>
        </text:list-item>
        <text:list-item>
          <text:p text:style-name="P44"><text:span text:style-name="T2">Kill Switch Logic:</text:span><text:span text:style-name="T8"> The ESP32 triggers an immediate hardware shutdown (physical disconnect) if:</text:span></text:p>
          <text:list>
            <text:list-item>
              <text:p text:style-name="P32">Any sensor reports a critical threshold violation.</text:p>
            </text:list-item>
            <text:list-item>
              <text:p text:style-name="P32">The "Heartbeat" signal from the NVIDIA Jetson fails.</text:p>
            </text:list-item>
          </text:list>
        </text:list-item>
        <text:list-item>
          <text:p text:style-name="P45"><text:span text:style-name="T2">Hardware Diagnostic Accessibility:</text:span><text:span text:style-name="T8"> The custom control PCB must include exposed test points for all primary power rails (24V, 19V, 5V, 3.3V) and critical safety signals (PWM Heartbeat, Relay Trigger, and Bumper State).</text:span></text:p>
        </text:list-item>
      </text:list>
      <text:h text:style-name="P14" text:outline-level="3">4.3 Multi-Modal Obstacle Detection</text:h>
      <text:list xml:id="list429352018" text:style-name="L15">
        <text:list-item>
          <text:p text:style-name="P46"><text:span text:style-name="T2">2D LiDAR:</text:span><text:span text:style-name="T8"> 360-degree horizontal scan at a fixed height of </text:span><text:span text:style-name="T2">10 inches</text:span><text:span text:style-name="T8">.</text:span></text:p>
        </text:list-item>
        <text:list-item>
          <text:p text:style-name="P46"><text:span text:style-name="T2">Ultrasonic Array:</text:span><text:span text:style-name="T8"> 3-5 sensors for near-field collision avoidance ($&lt;20$cm).</text:span></text:p>
        </text:list-item>
        <text:list-item>
          <text:p text:style-name="P47"><text:span text:style-name="T2">Vision Layer:</text:span><text:span text:style-name="T8"> 1080p passive sensor.</text:span></text:p>
        </text:list-item>
      </text:list>
      <text:h text:style-name="P13" text:outline-level="2">5. Mechanical Architecture &amp; Assembly Protocols</text:h>
      <text:p text:style-name="P31">Strict adherence to these protocols is required to prevent structural fatigue.</text:p>
      <text:h text:style-name="P14" text:outline-level="3">5.1 Main Chassis Construction</text:h>
      <text:list xml:id="list1625567140" text:style-name="L16">
        <text:list-item>
          <text:p text:style-name="P48"><text:span text:style-name="T2">Material:</text:span><text:span text:style-name="T8"> 1" square steel tubing (11ga / 0.120" wall thickness).</text:span></text:p>
        </text:list-item>
        <text:list-item>
          <text:p text:style-name="P48"><text:span text:style-name="T2">Load Capacity:</text:span><text:span text:style-name="T8"> Chassis must support a static/dynamic load of </text:span><text:span text:style-name="T2">250 lbs</text:span><text:span text:style-name="T8">.</text:span></text:p>
        </text:list-item>
        <text:list-item>
          <text:p text:style-name="P52">Assembly Protocol (Mandatory):</text:p>
          <text:list>
            <text:list-item>
              <text:p text:style-name="P48"><text:span text:style-name="T2">Hardware:</text:span><text:span text:style-name="T8"> M8 x 1.25 Grade 8.8 (Zinc Plated) with Nyloc nuts.</text:span></text:p>
            </text:list-item>
            <text:list-item>
              <text:p text:style-name="P48"><text:span text:style-name="T2">Torque Spec:</text:span><text:span text:style-name="T8"> 24 Nm (~18 lb-ft).</text:span></text:p>
            </text:list-item>
            <text:list-item>
              <text:p text:style-name="P49"><text:span text:style-name="T2">CRITICAL CONSTRAINT:</text:span><text:span text:style-name="T8"> </text:span><text:span text:style-name="T2">Crush Sleeves Required.</text:span><text:span text:style-name="T8"> You cannot bolt directly through the 1" tubing. A metal crush sleeve must be inserted at every bolt point to prevent tube deformation and subsequent loosening due to vibration.</text:span></text:p>
            </text:list-item>
          </text:list>
        </text:list-item>
      </text:list>
      <text:h text:style-name="P14" text:outline-level="3"><text:soft-page-break/>5.2 Mower Deck Interface (Kobalt 16-inch Poly Deck)</text:h>
      <text:list xml:id="list4087289823" text:style-name="L17">
        <text:list-item>
          <text:p text:style-name="P50"><text:span text:style-name="T2">Coupling Architecture:</text:span><text:span text:style-name="T8"> 3-Point Parallel Linkage.</text:span></text:p>
        </text:list-item>
        <text:list-item>
          <text:p text:style-name="P50"><text:span text:style-name="T2">Logic:</text:span><text:span text:style-name="T8"> The mower deck must "float" vertically independent of the chassis. Rigid mounting is </text:span><text:span text:style-name="T2">forbidden</text:span><text:span text:style-name="T8"> to prevent traction loss or ground scalping.</text:span></text:p>
        </text:list-item>
        <text:list-item>
          <text:p text:style-name="P53">Linkage Mechanism:</text:p>
          <text:list>
            <text:list-item>
              <text:p text:style-name="P33">Custom laser-cut 3/16" aluminum adapter plates bolted to handle-pivot lugs.</text:p>
            </text:list-item>
            <text:list-item>
              <text:p text:style-name="P33">Connected via two lower drag links and one upper adjustable turnbuckle.</text:p>
            </text:list-item>
          </text:list>
        </text:list-item>
        <text:list-item>
          <text:p text:style-name="P53">Assembly Protocol:</text:p>
          <text:list>
            <text:list-item>
              <text:p text:style-name="P50"><text:span text:style-name="T2">Hardware:</text:span><text:span text:style-name="T8"> M6 x 1.0 Grade 8.8 bolts.</text:span></text:p>
            </text:list-item>
            <text:list-item>
              <text:p text:style-name="P50"><text:span text:style-name="T2">Torque Spec:</text:span><text:span text:style-name="T8"> 10 Nm.</text:span></text:p>
            </text:list-item>
            <text:list-item>
              <text:p text:style-name="P51"><text:span text:style-name="T2">CRITICAL CONSTRAINT:</text:span><text:span text:style-name="T8"> </text:span><text:span text:style-name="T2">Fender Washers Required.</text:span><text:span text:style-name="T8"> Large-diameter fender washers must be used on the underside of the polymer deck to distribute clamping load and prevent bolt pull-through.</text:span></text:p>
            </text:list-item>
          </text:list>
        </text:list-item>
      </text:list>
      <text:p text:style-name="Text_20_body"><text:span text:style-name="T9"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3T22:31:02.829159328</meta:creation-date>
    <dc:date>2026-02-04T00:18:57.925065040</dc:date>
    <meta:editing-duration>PT1M25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4" meta:paragraph-count="75" meta:word-count="732" meta:character-count="4842" meta:non-whitespace-character-count="4217"/>
  </office:meta>
</office:document-meta>
</file>